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nitor and protagonist's first meeting</text:p>
      <text:p text:style-name="P1"><text:span text:style-name="T1"/></text:p>
      <text:p text:style-name="P1"><text:span text:style-name="T1">J: Zzz... Huh? Wha? How did you get down here?</text:span></text:p>
      <text:p text:style-name="P1"><text:span text:style-name="T1">P: I... Walked down here.</text:span></text:p>
      <text:p text:style-name="P1"><text:span text:style-name="T1">J: Oh.</text:span></text:p>
      <text:p text:style-name="P1"><text:span text:style-name="T1">P: Yeah.</text:span></text:p>
      <text:p text:style-name="P1"><text:span text:style-name="T1">J: Well, tell me one reason not to chase you out of the school right this instant!</text:span></text:p>
      <text:p text:style-name="P1"><text:span text:style-name="T1">OPTION:</text:span></text:p>
      <text:list xml:id="list42245221" text:style-name="L1">
        <text:list-item>
          <text:p text:style-name="P2"><text:span text:style-name="T1">(requires conversation with kid complete)</text:span></text:p>
        </text:list-item>
        <text:list-item>
          <text:p text:style-name="P2"><text:span text:style-name="T1">I, uh, I want to... work here. Yeah, I want to work here!</text:span></text:p>
        </text:list-item>
      </text:list>
      <text:p text:style-name="P1"><text:span text:style-name="T1"/></text:p>
      <text:p text:style-name="P1"><text:span text:style-name="T1">J1:</text:span></text:p>
      <text:p text:style-name="P1"><text:span text:style-name="T1">J2: Fat chance! Get out of my office! &lt;protagonist is forced to move out to basement hallway, ending conversation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6M39S</meta:editing-duration>
    <meta:editing-cycles>4</meta:editing-cycles>
    <meta:generator>LibreOffice/3.5$Windows_x86 LibreOffice_project/dc9775d-05ecbee-0851ad3-1586698-727bf66</meta:generator>
    <dc:date>2012-04-04T00:19:24.87</dc:date>
    <meta:document-statistic meta:table-count="0" meta:image-count="0" meta:object-count="0" meta:page-count="1" meta:paragraph-count="11" meta:word-count="82" meta:character-count="334" meta:non-whitespace-character-count="363"/>
    <meta:user-defined meta:name="Info 1"/>
    <meta:user-defined meta:name="Info 2"/>
    <meta:user-defined meta:name="Info 3"/>
    <meta:user-defined meta:name="Info 4"/>
  </office:meta>
</office:document-meta>
</file>